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background-color="#ffff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 programming language is a vocabulary and set of grammatical rules for instructing a <text:a xlink:type="simple" xlink:href="https://www.webopedia.com/TERM/C/computer.html" text:style-name="Internet_20_link" text:visited-style-name="Visited_20_Internet_20_Link">computer</text:a> or computing device to perform specific tasks. The term <text:span text:style-name="Emphasis">programming language</text:span> usually refers to <text:a xlink:type="simple" xlink:href="https://www.webopedia.com/TERM/H/high_level_language.html" text:style-name="Internet_20_link" text:visited-style-name="Visited_20_Internet_20_Link">high-level languages</text:a>, such as <text:a xlink:type="simple" xlink:href="https://www.webopedia.com/TERM/B/BASIC.html" text:style-name="Internet_20_link" text:visited-style-name="Visited_20_Internet_20_Link">BASIC</text:a>, <text:a xlink:type="simple" xlink:href="https://www.webopedia.com/TERM/C/C.html" text:style-name="Internet_20_link" text:visited-style-name="Visited_20_Internet_20_Link">C</text:a>, <text:a xlink:type="simple" xlink:href="https://www.webopedia.com/TERM/C/C_plus_plus.html" text:style-name="Internet_20_link" text:visited-style-name="Visited_20_Internet_20_Link">C++</text:a>, <text:a xlink:type="simple" xlink:href="https://www.webopedia.com/TERM/C/COBOL.html" text:style-name="Internet_20_link" text:visited-style-name="Visited_20_Internet_20_Link">COBOL</text:a>, <text:a xlink:type="simple" xlink:href="https://www.webopedia.com/TERM/J/Java.html" text:style-name="Internet_20_link" text:visited-style-name="Visited_20_Internet_20_Link">Java</text:a>, <text:a xlink:type="simple" xlink:href="https://www.webopedia.com/TERM/F/FORTRAN.html" text:style-name="Internet_20_link" text:visited-style-name="Visited_20_Internet_20_Link">FORTRAN</text:a>, <text:a xlink:type="simple" xlink:href="https://www.webopedia.com/TERM/A/Ada.html" text:style-name="Internet_20_link" text:visited-style-name="Visited_20_Internet_20_Link">Ada</text:a>, and <text:a xlink:type="simple" xlink:href="https://www.webopedia.com/TERM/P/Pascal.html" text:style-name="Internet_20_link" text:visited-style-name="Visited_20_Internet_20_Link">Pascal</text:a>.</text:p>
      <text:p text:style-name="Text_20_body">Each programming language has a unique set of keywords (words that it understands) and a special <text:a xlink:type="simple" xlink:href="https://www.webopedia.com/TERM/S/syntax.html" text:style-name="Internet_20_link" text:visited-style-name="Visited_20_Internet_20_Link">syntax</text:a> for organizing program <text:a xlink:type="simple" xlink:href="https://www.webopedia.com/TERM/I/instruction.html" text:style-name="Internet_20_link" text:visited-style-name="Visited_20_Internet_20_Link">instructions</text:a>.</text:p>
      <text:section text:style-name="Sect1" text:name="olal-container">
        <text:p text:style-name="Text_20_body"/>
      </text:section>
      <text:p text:style-name="Text_20_body"/>
      <text:h text:style-name="Heading_20_2" text:outline-level="2">High-Level Programming Languages</text:h>
      <text:p text:style-name="Text_20_body">High-level programming languages, while simple compared to human languages, are more complex than the languages the computer actually understands, called <text:a xlink:type="simple" xlink:href="https://www.webopedia.com/TERM/M/machine_language.html" text:style-name="Internet_20_link" text:visited-style-name="Visited_20_Internet_20_Link"><text:span text:style-name="Emphasis">machine languages</text:span></text:a>. Each different type of <text:a xlink:type="simple" xlink:href="https://www.webopedia.com/TERM/C/CPU.html" text:style-name="Internet_20_link" text:visited-style-name="Visited_20_Internet_20_Link">CPU</text:a> has its own unique machine language.</text:p>
      <text:p text:style-name="Text_20_body">Lying between machine languages and high-level languages are languages called <text:a xlink:type="simple" xlink:href="https://www.webopedia.com/TERM/A/assembly_language.html" text:style-name="Internet_20_link" text:visited-style-name="Visited_20_Internet_20_Link">assembly languages</text:a>. Assembly languages are similar to machine languages, but they are much easier to program in because they allow a <text:a xlink:type="simple" xlink:href="https://www.webopedia.com/TERM/P/programmer.html" text:style-name="Internet_20_link" text:visited-style-name="Visited_20_Internet_20_Link">programmer</text:a> to substitute <text:a xlink:type="simple" xlink:href="https://www.webopedia.com/TERM/N/name.html" text:style-name="Internet_20_link" text:visited-style-name="Visited_20_Internet_20_Link">names</text:a> for numbers. Machine languages consist of numbers only.</text:p>
      <text:p text:style-name="Text_20_body">Lying above high-level languages are languages called <text:a xlink:type="simple" xlink:href="https://www.webopedia.com/TERM/F/fourth_generation_language.html" text:style-name="Internet_20_link" text:visited-style-name="Visited_20_Internet_20_Link"><text:span text:style-name="Emphasis">fourth-generation languages</text:span></text:a> (usually abbreviated <text:span text:style-name="Emphasis">4GL</text:span>). 4GLs are far removed from machine languages and represent the class of computer languages closest to human languages.</text:p>
      <text:h text:style-name="Heading_20_2" text:outline-level="2">Converting to Machine Language</text:h>
      <text:p text:style-name="Text_20_body">Regardless of what language you use, you eventually need to <text:a xlink:type="simple" xlink:href="https://www.webopedia.com/TERM/C/convert.html" text:style-name="Internet_20_link" text:visited-style-name="Visited_20_Internet_20_Link">convert</text:a> your program into machine language so that the computer can understand it. There are two ways to do this:</text:p>
      <text:p text:style-name="Text_20_body">1) <text:a xlink:type="simple" xlink:href="https://www.webopedia.com/TERM/C/compile.html" text:style-name="Internet_20_link" text:visited-style-name="Visited_20_Internet_20_Link">Compile</text:a> the program.<text:line-break/>2) <text:a xlink:type="simple" xlink:href="https://www.webopedia.com/TERM/I/interpreter.html" text:style-name="Internet_20_link" text:visited-style-name="Visited_20_Internet_20_Link"><text:span text:style-name="Emphasis">Interpret</text:span></text:a> the program.</text:p>
      <text:p text:style-name="Text_20_body"><text:span text:style-name="Emphasis"><text:span text:style-name="Strong_20_Emphasis"><text:span text:style-name="T1">Recommended Reading:</text:span></text:span></text:span><text:span text:style-name="Emphasis"><text:span text:style-name="T1"> See </text:span></text:span><text:a xlink:type="simple" xlink:href="https://www.webopedia.com/TERM/C/compile.html" text:style-name="Internet_20_link" text:visited-style-name="Visited_20_Internet_20_Link"><text:span text:style-name="Emphasis"><text:span text:style-name="T1">compile</text:span></text:span></text:a><text:span text:style-name="Emphasis"><text:span text:style-name="T1"> and </text:span></text:span><text:a xlink:type="simple" xlink:href="https://www.webopedia.com/TERM/I/interpreter.html" text:style-name="Internet_20_link" text:visited-style-name="Visited_20_Internet_20_Link"><text:span text:style-name="Emphasis"><text:span text:style-name="T1">interpreter</text:span></text:span></text:a><text:span text:style-name="Emphasis"><text:span text:style-name="T1"> for more information about these two methods.</text:span></text:span></text:p>
      <text:p text:style-name="Text_20_body">The question of which language is best is one that consumes a lot of time and energy among computer professionals. Every language has its strengths and weaknesses. For example, FORTRAN is a particularly good language for processing numerical <text:a xlink:type="simple" xlink:href="https://www.webopedia.com/TERM/D/data.html" text:style-name="Internet_20_link" text:visited-style-name="Visited_20_Internet_20_Link">data</text:a>, but it does not lend itself very well to organizing large programs. Pascal is very good for writing well-structured and readable programs, but it is not as flexible as the C programming language. C++ embodies powerful <text:a xlink:type="simple" xlink:href="https://www.webopedia.com/TERM/O/object_oriented.html" text:style-name="Internet_20_link" text:visited-style-name="Visited_20_Internet_20_Link">object-oriented</text:a> <text:a xlink:type="simple" xlink:href="https://www.webopedia.com/TERM/F/feature.html" text:style-name="Internet_20_link" text:visited-style-name="Visited_20_Internet_20_Link">features</text:a>, but it is complex and difficult to learn.</text:p>
      <text:p text:style-name="Standard"/>
      <text:p text:style-name="Standard"/>
      <text:p text:style-name="Standard"><text:a xlink:type="simple" xlink:href="https://codelani.com/posts/how-many-programming-languages-are-there-in-the-world.html" text:style-name="Internet_20_link" text:visited-style-name="Visited_20_Internet_20_Link">https://codelani.com/posts/how-many-programming-languages-are-there-in-the-world.html</text:a></text:p>
      <text:h text:style-name="Heading_20_1" text:outline-level="1">How Many Programming Languages are there in the World?</text:h>
      <text:p text:style-name="Text_20_body">Nov 17, 2017 </text:p>
      <text:p text:style-name="Text_20_body"><text:a xlink:type="simple" xlink:href="https://www.ethnologue.com/guides/how-many-languages" text:style-name="Internet_20_link" text:visited-style-name="Visited_20_Internet_20_Link">~7,099 spoken languages</text:a> exist. But how many programming languages exist?</text:p>
      <text:p text:style-name="Text_20_body">This is one of the questions I aim to answer with CodeLani. I am building a comprehensive database of programming languages.</text:p>
      <text:p text:style-name="Text_20_body"><text:soft-page-break/>Spoken languages vary widely in popularity. For example. English has <text:a xlink:type="simple" xlink:href="https://www.statista.com/statistics/266808/the-most-spoken-languages-worldwide/" text:style-name="Internet_20_link" text:visited-style-name="Visited_20_Internet_20_Link">1.5 billion total speakers</text:a> and 375 million native speakers. Hawaiian, an <text:a xlink:type="simple" xlink:href="http://www.endangeredlanguages.com/" text:style-name="Internet_20_link" text:visited-style-name="Visited_20_Internet_20_Link">endangered language</text:a>, has only <text:a xlink:type="simple" xlink:href="https://en.wikipedia.org/wiki/Hawaiian_language" text:style-name="Internet_20_link" text:visited-style-name="Visited_20_Internet_20_Link">~26,000 native speakers</text:a>.</text:p>
      <text:p text:style-name="Text_20_body">Similarly, some programming languages are very popular, others are used moderately, and many are completely abandoned. Java may be the most popular programming language, with approximately ~<text:a xlink:type="simple" xlink:href="https://www.linkedin.com/topic/javascript" text:style-name="Internet_20_link" text:visited-style-name="Visited_20_Internet_20_Link">5.3 million LinkedIn users</text:a> claiming it as a skill.</text:p>
      <text:p text:style-name="Text_20_body">The number of programming languages in the world depends on the rules you establish for deciding whether or not a language counts.</text:p>
      <text:h text:style-name="Heading_20_1" text:outline-level="1"><text:bookmark text:name="what-do-other-people-say"/>What do other people say?</text:h>
      <text:h text:style-name="Heading_20_4" text:outline-level="4"><text:bookmark text:name="tiobe---250"/>TIOBE - 250</text:h>
      <text:p text:style-name="Text_20_body">The <text:a xlink:type="simple" xlink:href="https://www.tiobe.com/tiobe-index/" text:style-name="Internet_20_link" text:visited-style-name="Visited_20_Internet_20_Link">TIOBE index</text:a> is one of the best lists of popular programming languages and monitors <text:a xlink:type="simple" xlink:href="https://www.tiobe.com/tiobe-index/programming-languages-definition/#instances" text:style-name="Internet_20_link" text:visited-style-name="Visited_20_Internet_20_Link">~250 popular programming languages</text:a>. TIOBE tracks a programming language if it passes 3 tests: it must have its own Wikipedia page, it must be Turing complete, and a Google search for it must return over 5,000 search results.</text:p>
      <text:h text:style-name="Heading_20_4" text:outline-level="4"><text:bookmark text:name="wikipedia---700"/>Wikipedia - 700</text:h>
      <text:p text:style-name="Text_20_body">Wikipedia has a list whose goal is to include <text:a xlink:type="simple" xlink:href="https://en.wikipedia.org/wiki/List_of_programming_languages" text:style-name="Internet_20_link" text:visited-style-name="Visited_20_Internet_20_Link">“all notable programming languages in existence”</text:a>, that currently lists over 700 programming languages. Wikipedia’s list excludes certain types of languages such as markup languages.</text:p>
      <text:h text:style-name="Heading_20_4" text:outline-level="4"><text:bookmark text:name="foldoc---1000"/>FOLDOC - 1,000</text:h>
      <text:p text:style-name="Text_20_body">FOLDOC, a 90’s era online dictionary of computing, lists over <text:a xlink:type="simple" xlink:href="http://foldoc.org/contents/language.html" text:style-name="Internet_20_link" text:visited-style-name="Visited_20_Internet_20_Link">1,000 programming languages</text:a>, though that includes aliases.</text:p>
      <text:h text:style-name="Heading_20_4" text:outline-level="4"><text:bookmark text:name="the-language-list---2500"/>The Language List - 2,500</text:h>
      <text:p text:style-name="Text_20_body"><text:a xlink:type="simple" xlink:href="http://www.info.univ-angers.fr/~gh/hilapr/langlist/langlist.htm" text:style-name="Internet_20_link" text:visited-style-name="Visited_20_Internet_20_Link">The Language List</text:a>–started in 1991–tracks ~2,500 computer languages. The Language List includes popular languages as well as many “published languages”. If a language was published in a journal it may be on the list, regardless of its implementation history or popularity.</text:p>
      <text:h text:style-name="Heading_20_4" text:outline-level="4"><text:bookmark text:name="hopl---8945"/>HOPL - 8,945</text:h>
      <text:p text:style-name="Text_20_body">HOPL is a collection curated by Diarmuid Pigott. It lists <text:a xlink:type="simple" xlink:href="http://hopl.info/" text:style-name="Internet_20_link" text:visited-style-name="Visited_20_Internet_20_Link">8,945 programming languages</text:a>!</text:p>
      <text:h text:style-name="Heading_20_4" text:outline-level="4"><text:bookmark text:name="je-sammet---165-in-1971"/>J.E. Sammet - ~165 (In 1971)</text:h>
      <text:p text:style-name="Text_20_body"><text:a xlink:type="simple" xlink:href="https://en.wikipedia.org/wiki/Jean_E._Sammet" text:style-name="Internet_20_link" text:visited-style-name="Visited_20_Internet_20_Link">Jean Sammet</text:a> was an early computer pioneer, helping developer the COBOL language. She also was one of the first to start tracking programming languages and as early as 1971 tracked <text:a xlink:type="simple" xlink:href="https://pdfs.semanticscholar.org/48af/15cfd104f7a5d91fef8f3136fe88502ada95.pdf" text:style-name="Internet_20_link" text:visited-style-name="Visited_20_Internet_20_Link">~165 languages</text:a>.</text:p>
      <text:p text:style-name="Text_20_body"/>
      <text:p text:style-name="Text_20_body"/>
      <text:p text:style-name="Text_20_body"/>
      <text:h text:style-name="Heading_20_2" text:outline-level="2"><text:soft-page-break/>#10: Ruby</text:h>
      <text:h text:style-name="Heading_20_2" text:outline-level="2">#9: C</text:h>
      <text:h text:style-name="Heading_20_2" text:outline-level="2">#8: Shell</text:h>
      <text:h text:style-name="Heading_20_2" text:outline-level="2">#7: TypeScript</text:h>
      <text:h text:style-name="P2" text:outline-level="2">#6: C++</text:h>
      <text:h text:style-name="P2" text:outline-level="2">#5: C#</text:h>
      <text:h text:style-name="P2" text:outline-level="2">#4: PHP</text:h>
      <text:h text:style-name="P2" text:outline-level="2">#3: Java</text:h>
      <text:h text:style-name="P2" text:outline-level="2">#2: Python</text:h>
      <text:h text:style-name="P2" text:outline-level="2">#1: JavaScript</text:h>
      <text:p text:style-name="P1"/>
      <text:p text:style-name="P1"/>
      <text:p text:style-name="P1"/>
      <text:p text:style-name="P1"/>
      <text:p text:style-name="Text_20_body"/>
      <text:p text:style-name="Text_20_body"/>
      <text:p text:style-name="Text_20_body"/>
      <text:p text:style-name="Text_20_body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9S</meta:editing-duration>
    <meta:editing-cycles>3</meta:editing-cycles>
    <meta:generator>OpenOffice/4.1.2$Win32 OpenOffice.org_project/412m3$Build-9782</meta:generator>
    <dc:date>2019-11-14T20:27:50.15</dc:date>
    <meta:document-statistic meta:table-count="0" meta:image-count="0" meta:object-count="0" meta:page-count="3" meta:paragraph-count="42" meta:word-count="678" meta:character-count="4426"/>
    <meta:user-defined meta:name="Info 1"/>
    <meta:user-defined meta:name="Info 2"/>
    <meta:user-defined meta:name="Info 3"/>
    <meta:user-defined meta:name="Info 4"/>
  </office:meta>
</office:document-meta>
</file>